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d4d4d4" fo:background-color="#1e1e1e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text-properties fo:font-size="16pt" style:font-size-asian="16pt" style:font-size-complex="16pt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569cd6" fo:font-weight="bold"/>
    </style:style>
    <style:style style:name="T4" style:family="text">
      <style:text-properties fo:color="#d4d4d4" fo:background-color="#1e1e1e"/>
    </style:style>
    <style:style style:name="T5" style:family="text">
      <style:text-properties fo:color="#d4d4d4" style:font-name="Consolas" fo:font-size="10.5pt" fo:font-weight="normal" fo:background-color="#1e1e1e"/>
    </style:style>
    <style:style style:name="T6" style:family="text">
      <style:text-properties fo:color="#6796e6"/>
    </style:style>
    <style:style style:name="T7" style:family="text">
      <style:text-properties fo:color="#6796e6" style:font-name="Consolas" fo:font-size="10.5pt" fo:font-weight="normal" fo:background-color="#1e1e1e"/>
    </style:style>
    <style:style style:name="T8" style:family="text">
      <style:text-properties fo:color="#ce9178"/>
    </style:style>
    <style:style style:name="T9" style:family="text">
      <style:text-properties fo:color="#ce9178" style:font-name="Consolas" fo:font-size="10.5pt" fo:font-weight="normal" fo:background-color="#1e1e1e"/>
    </style:style>
    <style:style style:name="T10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direct to a diff place</text:p>
      <text:p text:style-name="Standard">download images</text:p>
      <text:p text:style-name="Standard"/>
      <text:p text:style-name="Standard">html 4 structure semantic, <text:s/>type ambiguity</text:p>
      <text:p text:style-name="Standard">css appearance and layout</text:p>
      <text:p text:style-name="Standard">java script</text:p>
      <text:p text:style-name="Standard">block and inline, difference</text:p>
      <text:p text:style-name="Standard"/>
      <text:p text:style-name="Standard">ctrl k v</text:p>
      <text:p text:style-name="Standard">clicking links url get</text:p>
      <text:p text:style-name="Standard">another is form</text:p>
      <text:p text:style-name="Standard">most are input, </text:p>
      <text:p text:style-name="Standard">form input types</text:p>
      <text:p text:style-name="Standard">key value(s) pairs: name is left hand side, contend the value</text:p>
      <text:p text:style-name="Standard">id: gives a unique to an element</text:p>
      <text:p text:style-name="Standard"/>
      <text:p text:style-name="Standard">get : gives query string</text:p>
      <text:p text:style-name="Standard">minlength,maxlength on text,</text:p>
      <text:p text:style-name="Standard">regular expression pattern</text:p>
      <text:p text:style-name="Standard"/>
      <text:p text:style-name="Standard">mata data, description, character set</text:p>
      <text:p text:style-name="Standard">&amp;copy</text:p>
      <text:p text:style-name="Standard"/>
      <text:p text:style-name="Standard">browser takes control of playing media from plug-ins, had security issues</text:p>
      <text:p text:style-name="Standard">aria, read context for blind ppl</text:p>
      <text:p text:style-name="Standard"/>
      <text:p text:style-name="Standard"/>
      <text:p text:style-name="Standard"/>
      <text:p text:style-name="P1">&lt;input type="text" name="email-input" /&gt; </text:p>
      <text:p text:style-name="P1">&lt;input type="password" name="user-password"/&gt; , masked but not encrypted</text:p>
      <text:p text:style-name="P1">radio buttons, name group options into a set</text:p>
      <text:p text:style-name="P1">checkboxes allow multiple selections, name groups as well</text:p>
      <text:p text:style-name="P1">text area rows and columns to determine size</text:p>
      <text:p text:style-name="P2">    <text:span text:style-name="T1">&lt;form&gt; </text:span></text:p>
      <text:p text:style-name="P2">        <text:span text:style-name="T1">&lt;label for="Description"&gt;Description:&lt;/label&gt; </text:span></text:p>
      <text:p text:style-name="P2">        <text:span text:style-name="T1">&lt;textarea rows="5" cols="50" name="Description"</text:span></text:p>
      <text:p text:style-name="P2">                            <text:span text:style-name="T1">id="Description"&gt;&lt;/textarea&gt; </text:span></text:p>
      <text:p text:style-name="P2">    <text:span text:style-name="T1">&lt;/form&gt; </text:span></text:p>
      <text:p text:style-name="P1"/>
      <text:p text:style-name="P1">select boxes</text:p>
      <text:p text:style-name="P1">&lt;form&gt; </text:p>
      <text:p text:style-name="P2">        <text:span text:style-name="T1">&lt;label for="country"&gt;Country:&lt;/label&gt; </text:span></text:p>
      <text:p text:style-name="P2">        <text:span text:style-name="T1">&lt;select name="country" id="country"&gt; </text:span></text:p>
      <text:p text:style-name="P2">            <text:span text:style-name="T1">&lt;option value="United States"&gt;United States&lt;/option&gt; </text:span></text:p>
      <text:p text:style-name="P2">            <text:span text:style-name="T1">&lt;option value="Canada"&gt;Canada&lt;/option&gt; </text:span></text:p>
      <text:p text:style-name="P2">            <text:span text:style-name="T1">&lt;option value="Mexico"&gt;Mexico&lt;/option&gt; </text:span></text:p>
      <text:p text:style-name="P2">        <text:span text:style-name="T1">&lt;/select&gt; </text:span></text:p>
      <text:p text:style-name="P2">    <text:span text:style-name="T1">&lt;/form&gt; </text:span></text:p>
      <text:p text:style-name="P1"><text:soft-page-break/></text:p>
      <text:p text:style-name="Standard">form attributes</text:p>
      <text:p text:style-name="Standard">action : where the form data will be processed, usually a url of a server</text:p>
      <text:p text:style-name="Standard">target : a new tab(self) or a new window(blank)</text:p>
      <text:p text:style-name="Standard">name: have to have, </text:p>
      <text:p text:style-name="Standard">method: get and post( do not see frorm values in the address bar)</text:p>
      <text:p text:style-name="Standard">value: default value, also buttons for ones above</text:p>
      <text:p text:style-name="Standard">placeholder; provides hints for fields</text:p>
      <text:p text:style-name="Standard">required: not value portion</text:p>
      <text:p text:style-name="Standard">min</text:p>
      <text:p text:style-name="Standard">max: used together to set a range</text:p>
      <text:p text:style-name="Standard"/>
      <text:p text:style-name="Standard">html5</text:p>
      <text:p text:style-name="P1"><text:span text:style-name="T3">**character encoding**</text:span> is an approach of converting bytes into characters</text:p>
      <text:p text:style-name="P1">UTF-8</text:p>
      <text:p text:style-name="P1"><text:span text:style-name="T6">*</text:span> The HTML elements like <text:span text:style-name="T8">`&lt;form&gt;`</text:span>, <text:span text:style-name="T8">`&lt;table&gt;`</text:span>, and <text:span text:style-name="T8">`&lt;article&gt;`</text:span> are used to define the content and  on the webpage. This kind of elements are called as semantic elements.</text:p>
      <text:p text:style-name="Standard"/>
      <text:p text:style-name="Standard"/>
      <text:p text:style-name="Standard"/>
      <text:p text:style-name="P1">```</text:p>
      <text:p text:style-name="P1">&lt;section&gt;</text:p>
      <text:p text:style-name="P1">&lt;article&gt;</text:p>
      <text:p text:style-name="P1">&lt;header&gt;</text:p>
      <text:p text:style-name="P1">&lt;footer&gt;</text:p>
      <text:p text:style-name="P1">&lt;nav&gt;</text:p>
      <text:p text:style-name="P1">&lt;aside&gt;</text:p>
      <text:p text:style-name="P1">&lt;figure&gt;: <text:s/>with image and figcaption</text:p>
      <text:p text:style-name="P1">&lt;figcaption&gt;</text:p>
      <text:p text:style-name="P1">&lt;details&gt;</text:p>
      <text:p text:style-name="P1">&lt;mark&gt;</text:p>
      <text:p text:style-name="P1">&lt;summary&gt;</text:p>
      <text:p text:style-name="P1">&lt;time&gt;</text:p>
      <text:p text:style-name="Standard"/>
      <text:p text:style-name="Standard">audio</text:p>
      <text:p text:style-name="P1">&lt;h1&gt;The audio element&lt;/h1&gt;</text:p>
      <text:p text:style-name="P1">&lt;p&gt;Click the Play button:&lt;/p&gt;</text:p>
      <text:p text:style-name="P1">&lt;audio controls&gt;</text:p>
      <text:p text:style-name="P2">  <text:span text:style-name="T1">&lt;source src="River.ogg" type="audio/ogg"&gt;</text:span></text:p>
      <text:p text:style-name="P2">  <text:span text:style-name="T1">Invalid audio!!! - Browser doesn't support. </text:span></text:p>
      <text:p text:style-name="P1">&lt;/audio&gt;</text:p>
      <text:p text:style-name="Standard"/>
      <text:p text:style-name="P1">If the browser validates the data, then it is called as <text:span text:style-name="T10">*client-side validation*</text:span>. Validation done by the server is called as <text:span text:style-name="T10">*server-side validation*</text:span>.</text:p>
      <text:p text:style-name="P3"/>
      <text:p text:style-name="P1">There are two different types of client-side validation. </text:p>
      <text:p text:style-name="P3"/>
      <text:p text:style-name="P1"><text:span text:style-name="T6">1.</text:span> <text:span text:style-name="T3">**Built-in form validation**</text:span> - It uses HTML5 form validation features.</text:p>
      <text:p text:style-name="P1"><text:soft-page-break/><text:span text:style-name="T6">2.</text:span> <text:span text:style-name="T3">**JavaScript validation**</text:span> - It is coded using JavaScript. This validation is completely customizable.</text:p>
      <text:p text:style-name="Standard"/>
      <text:p text:style-name="Standard">&lt;img&gt; is the same as&lt;img /&gt;</text:p>
      <text:p text:style-name="Standard"/>
      <text:p text:style-name="Standard">CSS</text:p>
      <text:p text:style-name="Standard">3 types:</text:p>
      <text:p text:style-name="Standard">Inline; inside tags with “style” attribute</text:p>
      <text:p text:style-name="Standard">Internal: in &lt;head&gt;, uniquely style the entire page</text:p>
      <text:p text:style-name="Standard">external : <text:span text:style-name="T4"> </text:span><text:span text:style-name="T5">&lt;link rel="stylesheet" href="style.css"/&gt; </text:span></text:p>
      <text:p text:style-name="P4"/>
      <text:p text:style-name="P4">selector: </text:p>
      <text:p text:style-name="P4">element selector: select tags <text:s/>p</text:p>
      <text:p text:style-name="P4"><text:span text:style-name="T2">id selector</text:span>: select tag that has an id , #xxx</text:p>
      <text:p text:style-name="P4"><text:span text:style-name="T2">class selector</text:span>: .xxx applied to all who have xxx, but p.xxx alpply to only p who has xxx</text:p>
      <text:p text:style-name="P4">universal selector: * , overriden by others</text:p>
      <text:p text:style-name="Standard"/>
      <text:p text:style-name="Standard">attributes selectors</text:p>
      <text:p text:style-name="Standard">group selector: h1,h2</text:p>
      <text:p text:style-name="Standard">child selector: div &gt; p, but if p is in some other tags, no</text:p>
      <text:p text:style-name="Standard">descendend selsector: div p, catched all p</text:p>
      <text:p text:style-name="Standard">sibling: select a few in the same hierachy</text:p>
      <text:p text:style-name="Standard">adjacent sibling: on the first one sibling</text:p>
      <text:p text:style-name="Standard">pseudo : state, hover , active</text:p>
      <text:p text:style-name="Standard">pseudo element: first line, before , after</text:p>
      <text:p text:style-name="Standard">order: <text:span text:style-name="T7">1.</text:span><text:span text:style-name="T5"> Inline CSS - Example: </text:span><text:span text:style-name="T9">`&lt;h1 style="color: #ffffff;"&gt;`</text:span></text:p>
      <text:p text:style-name="P1"><text:span text:style-name="T6">2.</text:span> ID Selector </text:p>
      <text:p text:style-name="P1"><text:span text:style-name="T6">3.</text:span> Class Attribute and Pseudo-Classes Selectors.</text:p>
      <text:p text:style-name="P1"><text:span text:style-name="T6">4.</text:span> Element and Pseudo-Elements Selecto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7T08:32:43.64</meta:creation-date>
    <dc:date>2020-11-17T16:49:39.11</dc:date>
    <meta:editing-duration>PT8H1M43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3" meta:paragraph-count="100" meta:word-count="501" meta:character-count="3465"/>
  </office:meta>
</office:document-meta>
</file>